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97.0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90.3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ensenet_particlemeter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objednat:</text:p>
          </table:table-cell>
          <table:table-cell office:value-type="string" calcext:value-type="string">
            <text:p>poznamka</text:p>
          </table:table-cell>
          <table:table-cell office:value-type="string" calcext:value-type="string">
            <text:p>objednano</text:p>
          </table:table-cell>
          <table:table-cell office:value-type="string" calcext:value-type="string">
            <text:p>poresit jinde</text:p>
          </table:table-cell>
          <table:table-cell office:value-type="string" calcext:value-type="string">
            <text:p>uprvit desku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30,C31,C2</text:p>
          </table:table-cell>
          <table:table-cell office:value-type="string" calcext:value-type="string">
            <text:p>SMD_C_0805_bott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,C21,C5,C6,C8,C9,C3,C28,C29</text:p>
          </table:table-cell>
          <table:table-cell office:value-type="string" calcext:value-type="string">
            <text:p>C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0,C11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zatim ne</text:p>
          </table:table-cell>
          <table:table-cell office:value-type="string" calcext:value-type="string">
            <text:p>ladeni anteny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3,C17,C18,C12,C20</text:p>
          </table:table-cell>
          <table:table-cell office:value-type="string" calcext:value-type="string">
            <text:p>C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3,C25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10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P_Elec_6.3x7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10x10mm 470u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4,C26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p</text:p>
          </table:table-cell>
          <table:table-cell office:value-type="string" calcext:value-type="string">
            <text:p>viz vys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2,D4,D5,D6,D7</text:p>
          </table:table-cell>
          <table:table-cell office:value-type="string" calcext:value-type="string">
            <text:p>LED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rvy?</text:p>
          </table:table-cell>
          <table:table-cell/>
          <table:table-cell office:value-type="string" calcext:value-type="string">
            <text:p>xxxxx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1,J2,J3,J4,J17</text:p>
          </table:table-cell>
          <table:table-cell office:value-type="string" calcext:value-type="string">
            <text:p>Pin_Header_Straight_1x01_Pitch1.00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1</text:p>
          </table:table-cell>
          <table:table-cell/>
          <table:table-cell office:value-type="string" calcext:value-type="string">
            <text:p>ne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in_Header_Straight_1x06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/>
          <table:table-cell office:value-type="string" calcext:value-type="string">
            <text:p>ne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table:number-columns-repeated="2"/>
          <table:table-cell office:value-type="string" calcext:value-type="string">
            <text:p>ebay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2,L3</text:p>
          </table:table-cell>
          <table:table-cell office:value-type="string" calcext:value-type="string">
            <text:p>L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n</text:p>
          </table:table-cell>
          <table:table-cell table:number-columns-repeated="2"/>
          <table:table-cell office:value-type="string" calcext:value-type="string">
            <text:p>jebat, funguje bez toh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4,L5</text:p>
          </table:table-cell>
          <table:table-cell office:value-type="string" calcext:value-type="string">
            <text:p>L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atim ne</text:p>
          </table:table-cell>
          <table:table-cell office:value-type="string" calcext:value-type="string">
            <text:p>ladeni anteny</text:p>
          </table:table-cell>
          <table:table-cell office:value-type="string" calcext:value-type="string">
            <text:p>jebat tez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ntenna_co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_mini</text:p>
          </table:table-cell>
          <table:table-cell table:number-columns-repeated="2"/>
          <table:table-cell office:value-type="string" calcext:value-type="string">
            <text:p>ebay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0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2,R4,R5,R13</text:p>
          </table:table-cell>
          <table:table-cell office:value-type="string" calcext:value-type="string">
            <text:p>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k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J16</text:p>
          </table:table-cell>
          <table:table-cell office:value-type="string" calcext:value-type="string">
            <text:p>solder_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_jump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DIP_x1_W8.61mm_Slide_LowPro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www.ebay.com/itm/3x6x2-5mm-to-3-8mm-Red-SMD-Momentary-Tactile-Push-Button-Micro-Switch-PCB-2-Pin/222524557556?hash=item33cf7f48f4:m:mWcxbjzQ0T8zO_CYyqe3paQ" xlink:type="simple">https://www.ebay.com/itm/3x6x2-5mm-to-3-8mm-Red-SMD-Momentary-Tactile-Push-Button-Micro-Switch-PCB-2-Pin/222524557556?hash=item33cf7f48f4:m:mWcxbjzQ0T8zO_CYyqe3paQ</text:a>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ireless_foot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reless_patic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10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0578-A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R4G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4G00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C26-LF_d2.1mm_l6.5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H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 minula zbylo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O-263-5_TabPin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59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 minula zbylo 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7,R8,R9,R15,R16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uectel_BC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CTEL_BC95</text:p>
          </table:table-cell>
          <table:table-cell office:value-type="string" calcext:value-type="string">
            <text:p>1?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5,J6,J9,J10</text:p>
          </table:table-cell>
          <table:table-cell office:value-type="string" calcext:value-type="string">
            <text:p>MountingHole_3.2mm_M3_DIN965_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PN_BCV7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2u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_ss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10,R1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ntenna_conn_bo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_mini</text:p>
          </table:table-cell>
          <table:table-cell/>
          <table:table-cell office:value-type="string" calcext:value-type="string">
            <text:p>ebay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J1,SJ15,SJ17,SJ2,SJ3</text:p>
          </table:table-cell>
          <table:table-cell office:value-type="string" calcext:value-type="string">
            <text:p>solder_jumper_bot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er_jump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8,J12,J14,J15,J16,J23,J24,J25,J26,J28</text:p>
          </table:table-cell>
          <table:table-cell office:value-type="string" calcext:value-type="string">
            <text:p>Pin_Header_Straight_1x01_Pitch2.54m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N_01X01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-CR2032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gme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BME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e280_barebon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SMD_0805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p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18,J19,J20,J21,J22,J27</text:p>
          </table:table-cell>
          <table:table-cell office:value-type="string" calcext:value-type="string">
            <text:p>smd_point_bott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_01X0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DFN-6-1EP_3x3mm_Pitch0.9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390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SMD_0805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QFP-64_10x10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7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SMD_HC49-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nanosim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P_Elec_6.3x7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6.3V 8x10mm 470u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rawa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tm32f205re 10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l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n usbc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utton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u2 080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lyfuse 08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hottky 08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cp1703A-3302_sot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ystal_C26-LF_d2.1mm_l6.5mm_Vertica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104851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18:54:50.939101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13T21:27:18.175838483</dc:date>
    <meta:editing-duration>PT15M55S</meta:editing-duration>
    <meta:editing-cycles>4</meta:editing-cycles>
    <meta:document-statistic meta:table-count="1" meta:cell-count="390" meta:object-count="0"/>
  </office:meta>
</office:document-meta>
</file>